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font-name-complex="Arial"/>
    </style:style>
    <style:style style:name="P2" style:family="paragraph" style:parent-style-name="Text_20_body">
      <style:text-properties style:font-name="Arial"/>
    </style:style>
    <style:style style:name="P3" style:family="paragraph" style:parent-style-name="Text_20_body">
      <style:text-properties style:font-name="Arial" fo:font-style="italic" style:font-style-asian="italic" style:font-style-complex="italic"/>
    </style:style>
    <style:style style:name="P4" style:family="paragraph" style:parent-style-name="Text_20_body">
      <style:text-properties style:font-name="Arial" fo:font-style="italic" style:font-style-asian="italic" style:font-name-complex="Arial" style:font-style-complex="italic"/>
    </style:style>
    <style:style style:name="P5" style:family="paragraph" style:parent-style-name="Text_20_body">
      <style:text-properties style:font-name="Arial" style:font-name-complex="Arial"/>
    </style:style>
    <style:style style:name="P6" style:family="paragraph" style:parent-style-name="Text_20_body">
      <style:text-properties style:font-name="Arial" fo:font-weight="bold" style:font-weight-asian="bold" style:font-name-complex="Ari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4pt" style:font-size-asian="14pt" style:font-size-complex="14pt"/>
    </style:style>
    <style:style style:name="P9" style:family="paragraph" style:parent-style-name="Standard" style:master-page-name="MP0">
      <style:paragraph-properties style:page-number="auto" fo:break-before="page"/>
      <style:text-properties style:font-name="Arial" style:font-name-complex="Arial"/>
    </style:style>
    <style:style style:name="P10" style:family="paragraph" style:parent-style-name="Standard">
      <style:text-properties style:font-name="Arial" style:font-name-complex="Arial"/>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text-properties style:font-name="Arial" style:font-name-complex="Arial"/>
    </style:style>
    <style:style style:name="P14" style:family="paragraph" style:parent-style-name="Text_20_body">
      <style:paragraph-properties fo:break-before="page"/>
      <style:text-properties style:font-name="Arial" style:font-name-complex="Arial"/>
    </style:style>
    <style:style style:name="P15" style:family="paragraph" style:parent-style-name="Heading_20_1">
      <style:text-properties fo:font-size="14pt" style:font-size-asian="14pt" style:font-size-complex="14pt"/>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fo:font-weight="bold" style:font-weight-asian="bold" style:font-name-complex="Arial"/>
    </style:style>
    <style:style style:name="T4" style:family="text">
      <style:text-properties style:font-name="Arial" fo:font-style="italic" style:font-style-asian="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fo:font-style="italic" style:font-style-asian="italic" style:font-style-complex="italic"/>
    </style:style>
    <text:list-style style:name="L1">
      <text:list-level-style-bullet text:level="1" text:style-name="WW_5f_CharLFO1LVL1" text:bullet-char="•">
        <style:list-level-properties text:space-before="0.748cm" text:min-label-width="0.499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748cm" text:min-label-width="0.499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 Les logiciels de gestion de version</text:p>
      <text:p text:style-name="P1">http://fr.openclassrooms.com/informatique/cours/gerez-vos-codes-source-avec-git</text:p>
      <text:p text:style-name="P1"/>
      <text:p text:style-name="Standard"><text:a xlink:type="simple" xlink:href="http://git-scm.com/book/fr/Démarrage-rapide-À-propos-de-la-gestion-de-version"><text:span text:style-name="Police_20_par_20_défaut"><text:span text:style-name="T2">http://git-scm.com/book/fr/D%C3%A9marrage-rapide-%C3%80-propos-de-la-gestion-de-version</text:span></text:span></text:a></text:p>
      <text:p text:style-name="Standard"><text:span text:style-name="Police_20_par_20_défaut"><text:span text:style-name="T2"/></text:span></text:p>
      <text:p text:style-name="P1"><text:a xlink:type="simple" xlink:href="http://fr.openclassrooms.com/informatique/cours/gerez-vos-codes-source-avec-git/qu-est-ce-qu-un-logiciel-de-gestion-de-versions">http://fr.openclassrooms.com/informatique/cours/gerez-vos-codes-source-avec-git/qu-est-ce-qu-un-logiciel-de-gestion-de-versions</text:a></text:p>
      <text:p text:style-name="P1"/>
      <text:p text:style-name="P1"/>
      <text:p text:style-name="P1">Ces logiciels permettent de conserver et de gérer le code source lors de la création d’un logiciel. Ils permettent de versionner et stocker un ensemble de fichier dont souvent le code source du logiciel. Nous vous présenterons alors Github, que nous utilisons, et vous présenterons d’autres logiciels.</text:p>
      <text:p text:style-name="P1"/>
      <text:p text:style-name="P1">DEFINITIIION GITHUB GIT</text:p>
      <text:p text:style-name="P1"/>
      <text:p text:style-name="Text_20_body"><text:span text:style-name="Police_20_par_20_défaut"><text:span text:style-name="T2">Un </text:span></text:span><text:span text:style-name="Police_20_par_20_défaut"><text:span text:style-name="T3">logiciel de gestion de </text:span></text:span><text:a xlink:type="simple" xlink:href="http://fr.wikipedia.org/wiki/Version_d%27un_logiciel" office:target-frame-name="_top" xlink:show="replace"><text:span text:style-name="Police_20_par_20_défaut"><text:span text:style-name="T3">versions</text:span></text:span></text:a><text:span text:style-name="Police_20_par_20_défaut"><text:span text:style-name="T2"> (ou VCS en </text:span></text:span><text:a xlink:type="simple" xlink:href="http://fr.wikipedia.org/wiki/Anglais" office:target-frame-name="_top" xlink:show="replace"><text:span text:style-name="Police_20_par_20_défaut"><text:span text:style-name="T2">anglais</text:span></text:span></text:a><text:span text:style-name="Police_20_par_20_défaut"><text:span text:style-name="T2">, pour </text:span></text:span><text:span text:style-name="Police_20_par_20_défaut"><text:span text:style-name="T5">Version Control System</text:span></text:span><text:span text:style-name="Police_20_par_20_défaut"><text:span text:style-name="T2">) est un </text:span></text:span><text:a xlink:type="simple" xlink:href="http://fr.wikipedia.org/wiki/Logiciel" office:target-frame-name="_top" xlink:show="replace"><text:span text:style-name="Police_20_par_20_défaut"><text:span text:style-name="T2">logiciel</text:span></text:span></text:a><text:span text:style-name="Police_20_par_20_défaut"><text:span text:style-name="T2"> qui permet de stocker un ensemble de </text:span></text:span><text:a xlink:type="simple" xlink:href="http://fr.wikipedia.org/wiki/Fichier_%28informatique%29" office:target-frame-name="_top" xlink:show="replace"><text:span text:style-name="Police_20_par_20_défaut"><text:span text:style-name="T2">fichiers</text:span></text:span></text:a><text:span text:style-name="Police_20_par_20_défaut"><text:span text:style-name="T2"> en conserv</text:span></text:span><text:span text:style-name="Police_20_par_20_défaut"><text:span text:style-name="T2">ant la chronologie de toutes les modifications qui ont été effectuées dessus. Il permet notamment de retrouver les différentes </text:span></text:span><text:a xlink:type="simple" xlink:href="http://fr.wikipedia.org/wiki/Version" office:target-frame-name="_top" xlink:show="replace"><text:span text:style-name="Police_20_par_20_défaut"><text:span text:style-name="T2">versions</text:span></text:span></text:a><text:span text:style-name="Police_20_par_20_défaut"><text:span text:style-name="T2"> d'un lot de fichiers connexes.</text:span></text:span></text:p>
      <text:p text:style-name="Text_20_body"><text:span text:style-name="Police_20_par_20_défaut"><text:span text:style-name="T1">Il existe aussi des logiciels et se</text:span></text:span><text:span text:style-name="Police_20_par_20_défaut"><text:span text:style-name="T1">rvices de gestion de versions décentralisé (distribué) (ou DVCS en anglais, pour </text:span></text:span><text:span text:style-name="Police_20_par_20_défaut"><text:span text:style-name="T4">Distributed Version Control System</text:span></text:span><text:span text:style-name="Police_20_par_20_défaut"><text:span text:style-name="T1">). </text:span></text:span><text:a xlink:type="simple" xlink:href="http://fr.wikipedia.org/wiki/Git" office:target-frame-name="_top" xlink:show="replace"><text:span text:style-name="Police_20_par_20_défaut"><text:span text:style-name="T1">Git</text:span></text:span></text:a><text:span text:style-name="Police_20_par_20_défaut"><text:span text:style-name="T1"> et </text:span></text:span><text:a xlink:type="simple" xlink:href="http://fr.wikipedia.org/wiki/Mercurial" office:target-frame-name="_top" xlink:show="replace"><text:span text:style-name="Police_20_par_20_défaut"><text:span text:style-name="T1">Mercurial</text:span></text:span></text:a><text:bookmark text:name="cite_ref-1"/><text:a xlink:type="simple" xlink:href="http://fr.wikipedia.org/wiki/Logiciel_de_gestion_de_versions#cite_note-1" office:target-frame-name="_top" xlink:show="replace"><text:span text:style-name="Police_20_par_20_défaut"><text:span text:style-name="T1">1</text:span></text:span></text:a><text:span text:style-name="Police_20_par_20_défaut"><text:span text:style-name="T1"> sont deux exemples de logiciel de gestion de versions décentralisé et sont disponibles sur la plupart des systèmes </text:span></text:span><text:a xlink:type="simple" xlink:href="http://fr.wikipedia.org/wiki/Unix" office:target-frame-name="_top" xlink:show="replace"><text:span text:style-name="Police_20_par_20_défaut"><text:span text:style-name="T1">Unix</text:span></text:span></text:a><text:span text:style-name="Police_20_par_20_défaut"><text:span text:style-name="T1"> et </text:span></text:span><text:a xlink:type="simple" xlink:href="http://fr.wikipedia.org/wiki/Windows" office:target-frame-name="_top" xlink:show="replace"><text:span text:style-name="Police_20_par_20_défaut"><text:span text:style-name="T1">Windows</text:span></text:span></text:a><text:span text:style-name="Police_20_par_20_défaut"><text:span text:style-name="T1">.</text:span></text:span></text:p>
      <text:p text:style-name="Text_20_body"><text:span text:style-name="Police_20_par_20_défaut"><text:span text:style-name="T1">Les </text:span></text:span><text:span text:style-name="Police_20_par_20_défaut"><text:span text:style-name="T4">logiciels de gestion de versions</text:span></text:span><text:span text:style-name="Police_20_par_20_défaut"><text:span text:style-name="T1"> sont utilisés notamment en </text:span></text:span><text:a xlink:type="simple" xlink:href="http://fr.wikipedia.org/wiki/Développement_logiciel" office:target-frame-name="_top" xlink:show="replace"><text:span text:style-name="Police_20_par_20_défaut"><text:span text:style-name="T1">développement logiciel</text:span></text:span></text:a><text:span text:style-name="Police_20_par_20_défaut"><text:span text:style-name="T1"> pour conserver le </text:span></text:span><text:a xlink:type="simple" xlink:href="http://fr.wikipedia.org/wiki/Code_source" office:target-frame-name="_top" xlink:show="replace"><text:span text:style-name="Police_20_par_20_défaut"><text:span text:style-name="T1">code source</text:span></text:span></text:a><text:span text:style-name="Police_20_par_20_défaut"><text:span text:style-name="T1"> relatif aux différentes </text:span></text:span><text:a xlink:type="simple" xlink:href="http://fr.wikipedia.org/wiki/Version_d%27un_logiciel" office:target-frame-name="_top" xlink:show="replace"><text:span text:style-name="Police_20_par_20_défaut"><text:span text:style-name="T1">versions d'un logiciel</text:span></text:span></text:a><text:span text:style-name="Police_20_par_20_défaut"><text:span text:style-name="T1">.</text:span></text:span></text:p>
      <text:p text:style-name="P2"/>
      <text:p text:style-name="P3">Pour vous faire comprendre tout l’intérêt de ces logiciels de gestion de version, nous utiliserons l'exemple des cassettes audio.</text:p>
      <text:p text:style-name="Text_20_body"><text:span text:style-name="Police_20_par_20_défaut"><text:span text:style-name="T6">Votre logiciel de gestion de version, c'est votre boite de cassette, vous avez enregistré une première compilation de musique sur une cassette, que vous pretez à un ami</text:span></text:span></text:p>
      <text:p text:style-name="Text_20_body"><text:span text:style-name="Police_20_par_20_défaut"><text:span text:style-name="T6">L'ami le copié, mais il rajoute de nouveaux </text:span></text:span><text:span text:style-name="Police_20_par_20_défaut"><text:span text:style-name="T6">morceaux sur sa cassette. Il vous rend donc la version originale ET la version modifiée.</text:span></text:span></text:p>
      <text:p text:style-name="Text_20_body"><text:span text:style-name="Police_20_par_20_défaut"><text:span text:style-name="T6">Vous avez donc, deux versions de cette compilation :celle de base, la votre, et la version modifiée de votre ami.</text:span></text:span></text:p>
      <text:p text:style-name="Text_20_body"><text:span text:style-name="Police_20_par_20_défaut"><text:span text:style-name="T6">Vous avez donc accès à la version modifiée, mais au</text:span></text:span><text:span text:style-name="Police_20_par_20_défaut"><text:span text:style-name="T6">ssi à la version originale.</text:span></text:span></text:p>
      <text:p text:style-name="Text_20_body"><text:span text:style-name="Police_20_par_20_défaut"><text:span text:style-name="T6">Cela <text:s/>vous permet, si vous le voulez, de recuperer votre cassette originale, pour y ajouter d'autres morceau sans tenir compte des modification opérée par votre ami. Mais aussi, de reprendre la version modifiée, et de créer d'a</text:span></text:span><text:span text:style-name="Police_20_par_20_défaut"><text:span text:style-name="T6">utres compilation.</text:span></text:span></text:p>
      <text:p text:style-name="P4"/>
      <text:p text:style-name="P4">Quelques exemples de logiciels de gestion de version : nous vous presentons les principaux, mais il en existe dautres</text:p>
      <text:p text:style-name="Text_20_body"><text:span text:style-name="Police_20_par_20_défaut"><text:span text:style-name="T6">CVS :</text:span></text:span><text:span text:style-name="Police_20_par_20_défaut"><text:span text:style-name="T7">C’est un des plus anciens logiciels de gestion de versions. Bien qu’il fonctionne et soit encore utilisé pour ce</text:span></text:span><text:span text:style-name="Police_20_par_20_défaut"><text:span text:style-name="T7">rtains projets, il est préférable d’utiliser SVN (souvent présenté comme son successeur) qui corrige un certain nombre de ses défauts, comme son incapacité à suivre les fichiers renommés par exemple.</text:span></text:span></text:p>
      <text:p text:style-name="P7"><text:soft-page-break/>SVN :Probablement l’outil le plus utilisé à l’heure actuelle</text:p>
      <text:p text:style-name="P7">Mercurial :Plus récent, il est complet et puissant.</text:p>
      <text:p text:style-name="P7">Bazaar :Un autre outil, complet et récent, comme Mercurial. Il est sponsorisé par Canonical, l’entreprise qui édite Ubuntu. Il se focalise sur la facilité d’utilisation et la flexibilité.</text:p>
      <text:p text:style-name="P7">Git :Très puissant et récent, il a été créé par Linus Torvalds, qui est entre autres l’homme à l’origine de Linux. Il se distingue par sa rapidité et sa gestion des branches qui permettent de développer en parallèle de nouvelles fonctionnalités.</text:p>
      <text:p text:style-name="P7"/>
      <text:p text:style-name="P15"><text:bookmark text:name="r-1233887"/>Quelles sont les particularités de Git ?</text:p>
      <text:p text:style-name="P8"><text:bookmark text:name="r-1233864"/><text:bookmark text:name="r-1233865"/><text:bookmark text:name="r-1233870"/>CVS est le plus ancien et il est recommandé de ne plus l’utiliser car il est le moins puissant et n’est plus très bien mis à jour ;</text:p>
      <text:list xml:id="list327041859205933843" text:style-name="L1">
        <text:list-item>
          <text:p text:style-name="P11"><text:bookmark text:name="r-1233866"/><text:bookmark text:name="r-1233867"/>SVN est le plus connu et le plus utilisé à l’heure actuelle, mais de nombreux projets commencent à passer à des outils plus récents ;</text:p>
        </text:list-item>
        <text:list-item>
          <text:p text:style-name="P11"><text:bookmark text:name="r-1233868"/><text:bookmark text:name="r-1233869"/>Mercurial, Bazaar et Git se valent globalement, ils sont récents et puissants, chacun a des avantages et des défauts. Ils sont tous distribués, donc chaque développeur possède l’historique des modifications et ils permettent en théorie de se passer de serveur (bien qu’on utilise toujours un serveur pour des raisons pratiques).</text:p>
        </text:list-item>
      </text:list>
      <text:p text:style-name="Text_20_body"><text:bookmark text:name="r-1233871"/>Concernant les avantages de Git sur les autres, certains ont fait des <text:a xlink:type="simple" xlink:href="http://fr.whygitisbetterthanx.com/" office:target-frame-name="_top" xlink:show="replace">listes comparatives</text:a> intéressantes (bien que toujours criticables).<text:bookmark text:name="r-1233872"/></text:p>
      <text:p text:style-name="Text_20_body"><text:bookmark text:name="r-1233875"/>On retiendra surtout que Git :</text:p>
      <text:list xml:id="list2684478946134817771" text:style-name="L2">
        <text:list-item>
          <text:p text:style-name="P12"><text:bookmark text:name="r-1233876"/><text:bookmark text:name="r-1233877"/><text:bookmark text:name="r-1233884"/>est très rapide ;</text:p>
        </text:list-item>
        <text:list-item>
          <text:p text:style-name="P12"><text:bookmark text:name="r-1233878"/><text:bookmark text:name="r-1233879"/>sait travailler par branches (versions parallèles d’un même projet) de façon très flexible ;</text:p>
        </text:list-item>
        <text:list-item>
          <text:p text:style-name="P12"><text:bookmark text:name="r-1233880"/><text:bookmark text:name="r-1233881"/>est assez complexe, il faut un certain temps d’adaptation pour bien le comprendre et le manipuler, mais c’est également valable pour les autres outils ;</text:p>
        </text:list-item>
      </text:list>
      <text:p text:style-name="Text_20_body"/>
      <text:p text:style-name="P5">Les logiciels de gestion de version sont alors un bon moyen pour les développeurs de logiciels libre de publier leurs sources, mais aussi la manière dont il sont arrivés à ce resultat en publiant les différentes versions du code source. Bien sur, ces logiciels ne sont pas forcément libre et ne sont pas seulement utilisés pour les logiciels libres.</text:p>
      <text:p text:style-name="P5"/>
      <text:p text:style-name="P5"/>
      <text:p text:style-name="P5">Quizz</text:p>
      <text:p text:style-name="P5"/>
      <text:p text:style-name="P5">Lequel de ces logiciel de gestion de version est le plus ancien</text:p>
      <text:p text:style-name="P5">Mercurial </text:p>
      <text:p text:style-name="P6">Cvs </text:p>
      <text:p text:style-name="P5">Svn</text:p>
      <text:p text:style-name="P5"/>
      <text:p text:style-name="P5">Quelle est la fonction première d ’un logiciel de version :</text:p>
      <text:p text:style-name="Text_20_body"><text:soft-page-break/><text:span text:style-name="Police_20_par_20_défaut"><text:span text:style-name="T2">est un </text:span></text:span><text:a xlink:type="simple" xlink:href="http://fr.wikipedia.org/wiki/Logiciel" office:target-frame-name="_top" xlink:show="replace"><text:span text:style-name="Police_20_par_20_défaut"><text:span text:style-name="T2">logiciel</text:span></text:span></text:a><text:span text:style-name="Police_20_par_20_défaut"><text:span text:style-name="T2"> qui permet de stocker un ensemble de </text:span></text:span><text:a xlink:type="simple" xlink:href="http://fr.wikipedia.org/wiki/Fichier_%28informatique%29" office:target-frame-name="_top" xlink:show="replace"><text:span text:style-name="Police_20_par_20_défaut"><text:span text:style-name="T2">fichiers</text:span></text:span></text:a><text:span text:style-name="Police_20_par_20_défaut"><text:span text:style-name="T2"> en conservant la chronologie de toutes les modifications qui ont été effectuées dessus</text:span></text:span></text:p>
      <text:p text:style-name="P5">un logiciel qui permet de communiquer entre les développeur</text:p>
      <text:p text:style-name="P5"/>
      <text:p text:style-name="P5">Laquelle de ces proposition est un logiciel de gestion de version</text:p>
      <text:p text:style-name="P5">Git </text:p>
      <text:p text:style-name="P5">Github</text:p>
      <text:p text:style-name="P5"/>
      <text:p text:style-name="P14">Nous espérons que ce MOOC vous à plu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name-asian="SimSun" style:font-size-asian="24pt" style:font-weight-asian="bold" style:font-size-complex="24pt" style:font-weight-complex="bold" fo:hyphenate="false" fo:hyphenation-remain-char-count="0" fo:hyphenation-push-char-count="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arah</meta:initial-creator>
    <meta:creation-date>2014-04-28T17:46:00Z</meta:creation-date>
    <dc:date>2014-05-01T17:57:04.10</dc:date>
    <meta:editing-cycles>2</meta:editing-cycles>
    <meta:editing-duration>PT1H53M35S</meta:editing-duration>
    <meta:document-statistic meta:table-count="0" meta:image-count="0" meta:object-count="0" meta:page-count="4" meta:paragraph-count="43" meta:word-count="800" meta:character-count="5161"/>
    <meta:template xlink:type="simple" xlink:actuate="onRequest" xlink:title="" xlink:href="Normal"/>
  </office:meta>
</office:document-meta>
</file>